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f45" officeooo:paragraph-rsid="0017c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So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07:20:04.741886337</meta:creation-date>
    <dc:date>2022-01-15T07:20:37.137212528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7.2$Linux_X86_64 LibreOffice_project/40$Build-2</meta:generator>
  </office:meta>
</office:document-meta>
</file>